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시트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Count(1)</text:p>
          </table:table-cell>
          <table:table-cell office:value-type="string">
            <text:p>dia</text:p>
          </table:table-cell>
          <table:table-cell office:value-type="string">
            <text:p>rob</text:p>
          </table:table-cell>
          <table:table-cell office:value-type="string">
            <text:p>top</text:p>
          </table:table-cell>
          <table:table-cell office:value-type="string">
            <text:p>spa</text:p>
          </table:table-cell>
          <table:table-cell office:value-type="string">
            <text:p>eme</text:p>
          </table:table-cell>
          <table:table-cell office:value-type="string">
            <text:p>hob</text:p>
          </table:table-cell>
        </table:table-row>
        <table:table-row table:style-name="ro1">
          <table:table-cell office:value-type="string">
            <text:p>종이비행기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나뭇잎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낙옆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달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풍선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시트2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Count(2)</text:p>
          </table:table-cell>
          <table:table-cell office:value-type="string">
            <text:p>dia</text:p>
          </table:table-cell>
          <table:table-cell office:value-type="string">
            <text:p>rob</text:p>
          </table:table-cell>
          <table:table-cell office:value-type="string">
            <text:p>top</text:p>
          </table:table-cell>
          <table:table-cell office:value-type="string">
            <text:p>spa</text:p>
          </table:table-cell>
          <table:table-cell office:value-type="string">
            <text:p>eme</text:p>
          </table:table-cell>
          <table:table-cell office:value-type="string">
            <text:p>hob</text:p>
          </table:table-cell>
        </table:table-row>
        <table:table-row table:style-name="ro1">
          <table:table-cell office:value-type="string">
            <text:p>종이비행기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나뭇잎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낙옆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달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풍선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</table:table>
      <table:table table:name="시트3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Count(3)</text:p>
          </table:table-cell>
          <table:table-cell office:value-type="string">
            <text:p>dia</text:p>
          </table:table-cell>
          <table:table-cell office:value-type="string">
            <text:p>rob</text:p>
          </table:table-cell>
          <table:table-cell office:value-type="string">
            <text:p>top</text:p>
          </table:table-cell>
          <table:table-cell office:value-type="string">
            <text:p>spa</text:p>
          </table:table-cell>
          <table:table-cell office:value-type="string">
            <text:p>eme</text:p>
          </table:table-cell>
          <table:table-cell office:value-type="string">
            <text:p>hob</text:p>
          </table:table-cell>
        </table:table-row>
        <table:table-row table:style-name="ro1">
          <table:table-cell office:value-type="string">
            <text:p>종이비행기</text:p>
          </table:table-cell>
          <table:table-cell office:value-type="float" office:value="10">
            <text:p>10</text:p>
          </table:table-cell>
          <table:table-cell table:number-columns-repeated="3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나뭇잎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낙옆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달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풍선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2017-04-04</text:date>, <text:time>18:26:1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gKyu Kang</meta:initial-creator>
    <meta:creation-date>2017-04-04T16:46:00.19</meta:creation-date>
    <dc:date>2017-04-04T18:26:19.04</dc:date>
    <dc:creator>SungKyu Kang</dc:creator>
    <meta:editing-duration>PT6M46S</meta:editing-duration>
    <meta:editing-cycles>8</meta:editing-cycles>
    <meta:generator>OpenOffice/4.1.3$Win32 OpenOffice.org_project/413m1$Build-9783</meta:generator>
    <meta:document-statistic meta:table-count="3" meta:cell-count="126" meta:object-count="0"/>
  </office:meta>
</office:document-meta>
</file>